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096cm" svg:y1="5.318cm" svg:x2="7.096cm" svg:y2="25.765cm">
          <text:p/>
        </draw:line>
        <draw:line draw:style-name="gr1" draw:text-style-name="P1" draw:layer="layout" svg:x1="13.954cm" svg:y1="5.191cm" svg:x2="13.954cm" svg:y2="26.273cm">
          <text:p/>
        </draw:line>
        <draw:line draw:style-name="gr2" draw:text-style-name="P1" draw:layer="layout" svg:x1="7.096cm" svg:y1="5.699cm" svg:x2="13.954cm" svg:y2="14.462cm">
          <text:p/>
        </draw:line>
        <draw:line draw:style-name="gr3" draw:text-style-name="P1" draw:layer="layout" svg:x1="13.954cm" svg:y1="14.462cm" svg:x2="7.096cm" svg:y2="22.844cm">
          <text:p/>
        </draw:line>
        <draw:frame draw:style-name="gr4" draw:text-style-name="P2" draw:layer="layout" svg:width="3.429cm" svg:height="1.016cm" svg:x="3.413cm" svg:y="5.191cm">
          <draw:text-box>
            <text:p>S46, p1</text:p>
          </draw:text-box>
        </draw:frame>
        <draw:frame draw:style-name="gr5" draw:text-style-name="P2" draw:layer="layout" svg:width="5.492cm" svg:height="2.384cm" svg:x="14.558cm" svg:y="13.573cm">
          <draw:text-box>
            <text:p>S46, p1, Delay, ACK1 send</text:p>
          </draw:text-box>
        </draw:frame>
        <draw:line draw:style-name="gr2" draw:text-style-name="P1" draw:layer="layout" svg:x1="7.096cm" svg:y1="7.604cm" svg:x2="13.954cm" svg:y2="10.906cm">
          <text:p/>
        </draw:line>
        <draw:line draw:style-name="gr2" draw:text-style-name="P1" draw:layer="layout" svg:x1="13.954cm" svg:y1="10.906cm" svg:x2="7.096cm" svg:y2="12.303cm">
          <text:p/>
        </draw:line>
        <draw:line draw:style-name="gr2" draw:text-style-name="P1" draw:layer="layout" svg:x1="7.223cm" svg:y1="12.43cm" svg:x2="13.954cm" svg:y2="16.621cm">
          <text:p/>
        </draw:line>
        <draw:line draw:style-name="gr2" draw:text-style-name="P1" draw:layer="layout" svg:x1="13.827cm" svg:y1="16.621cm" svg:x2="6.969cm" svg:y2="19.415cm">
          <text:p/>
        </draw:line>
        <draw:line draw:style-name="gr3" draw:text-style-name="P1" draw:layer="layout" svg:x1="7.096cm" svg:y1="19.415cm" svg:x2="10.525cm" svg:y2="20.812cm">
          <text:p/>
        </draw:line>
        <draw:frame draw:style-name="gr4" draw:text-style-name="P2" draw:layer="layout" svg:width="3.429cm" svg:height="1.016cm" svg:x="3.286cm" svg:y="7.096cm">
          <draw:text-box>
            <text:p>S47, p2</text:p>
          </draw:text-box>
        </draw:frame>
        <draw:frame draw:style-name="gr4" draw:text-style-name="P2" draw:layer="layout" svg:width="3.429cm" svg:height="1.016cm" svg:x="3.413cm" svg:y="11.795cm">
          <draw:text-box>
            <text:p>S48, p0</text:p>
          </draw:text-box>
        </draw:frame>
        <draw:frame draw:style-name="gr5" draw:text-style-name="P2" draw:layer="layout" svg:width="5.207cm" svg:height="2.384cm" svg:x="14.462cm" svg:y="10.144cm">
          <draw:text-box>
            <text:p>S47, p2, </text:p>
            <text:p>ACK2 send</text:p>
          </draw:text-box>
        </draw:frame>
        <draw:frame draw:style-name="gr5" draw:text-style-name="P2" draw:layer="layout" svg:width="5.715cm" svg:height="2.384cm" svg:x="14.208cm" svg:y="16.24cm">
          <draw:text-box>
            <text:p>S48, p0, </text:p>
            <text:p>ACK0 send</text:p>
          </draw:text-box>
        </draw:frame>
        <draw:frame draw:style-name="gr4" draw:text-style-name="P2" draw:layer="layout" svg:width="3.429cm" svg:height="1.016cm" svg:x="3.413cm" svg:y="18.78cm">
          <draw:text-box>
            <text:p>S49, p1</text:p>
          </draw:text-box>
        </draw:frame>
        <draw:frame draw:style-name="gr5" draw:text-style-name="P2" draw:layer="layout" svg:width="3.429cm" svg:height="2.384cm" svg:x="10.779cm" svg:y="19.796cm">
          <draw:text-box>
            <text:p>S49, p1 Packet lost</text:p>
          </draw:text-box>
        </draw:frame>
        <draw:frame draw:style-name="gr5" draw:text-style-name="P2" draw:layer="layout" svg:width="5.588cm" svg:height="2.384cm" svg:x="2.778cm" svg:y="21.857cm">
          <draw:text-box>
            <text:p>p1 received</text:p>
            <text:p>S50, p2 send</text:p>
          </draw:text-box>
        </draw:frame>
        <draw:line draw:style-name="gr2" draw:text-style-name="P1" draw:layer="layout" svg:x1="7.096cm" svg:y1="22.844cm" svg:x2="14.081cm" svg:y2="25.25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09:55:03.651981689</meta:creation-date>
    <dc:date>2019-02-21T10:40:12.003191608</dc:date>
    <meta:editing-duration>PT33S</meta:editing-duration>
    <meta:editing-cycles>2</meta:editing-cycles>
    <meta:generator>LibreOffice/5.1.6.2$Linux_X86_64 LibreOffice_project/10m0$Build-2</meta:generator>
    <meta:document-statistic meta:object-count="19"/>
  </office:meta>
</office:document-meta>
</file>